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647cm" fo:margin-left="2.499cm" fo:margin-right="1.854cm" table:align="margins"/>
    </style:style>
    <style:style style:name="Tabelle1.A" style:family="table-column">
      <style:table-column-properties style:column-width="3.122cm" style:rel-column-width="16178*"/>
    </style:style>
    <style:style style:name="Tabelle1.B" style:family="table-column">
      <style:table-column-properties style:column-width="1.508cm" style:rel-column-width="7814*"/>
    </style:style>
    <style:style style:name="Tabelle1.C" style:family="table-column">
      <style:table-column-properties style:column-width="3.307cm" style:rel-column-width="17137*"/>
    </style:style>
    <style:style style:name="Tabelle1.D" style:family="table-column">
      <style:table-column-properties style:column-width="1.265cm" style:rel-column-width="6553*"/>
    </style:style>
    <style:style style:name="Tabelle1.E" style:family="table-column">
      <style:table-column-properties style:column-width="3.445cm" style:rel-column-width="17853*"/>
    </style:style>
    <style:style style:name="Tabelle1.A1" style:family="table-cell">
      <style:table-cell-properties style:vertical-align="middle" fo:padding="0.097cm" fo:border-left="0.05pt solid #000000" fo:border-right="none" fo:border-top="0.05pt solid #000000" fo:border-bottom="0.05pt solid #000000"/>
    </style:style>
    <style:style style:name="Tabelle1.B1" style:family="table-cell">
      <style:table-cell-properties style:vertical-align="middle" fo:padding="0.097cm" fo:border-left="0.05pt solid #000000" fo:border-right="none" fo:border-top="none" fo:border-bottom="none"/>
    </style:style>
    <style:style style:name="Tabelle1.E1" style:family="table-cell">
      <style:table-cell-properties style:vertical-align="middle" fo:padding="0.097cm" fo:border="0.05pt solid #000000"/>
    </style:style>
    <style:style style:name="Tabelle1.A2" style:family="table-cell">
      <style:table-cell-properties style:vertical-align="middle" fo:padding="0.097cm" fo:border-left="0.05pt solid #000000" fo:border-right="none" fo:border-top="none" fo:border-bottom="0.05pt solid #000000"/>
    </style:style>
    <style:style style:name="Tabelle1.E2" style:family="table-cell">
      <style:table-cell-properties style:vertical-align="middle" fo:padding="0.097cm" fo:border-left="0.05pt solid #000000" fo:border-right="0.05pt solid #000000" fo:border-top="none" fo:border-bottom="0.05pt solid #000000"/>
    </style:style>
    <style:style style:name="Tabelle1.C4" style:family="table-cell">
      <style:table-cell-properties style:vertical-align="middle" fo:padding="0.097cm" fo:border="none"/>
    </style:style>
    <style:style style:name="Tabelle1.A6" style:family="table-cell">
      <style:table-cell-properties style:vertical-align="middle" fo:padding="0.097cm" fo:border-left="none" fo:border-right="none"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style:text-underline-style="solid" style:text-underline-width="auto" style:text-underline-color="font-color"/>
    </style:style>
    <style:style style:name="P3" style:family="paragraph" style:parent-style-name="Text_20_body">
      <style:paragraph-properties fo:text-align="center" style:justify-single-word="false"/>
      <style:text-properties style:font-name="Arial" style:text-underline-style="solid" style:text-underline-width="auto" style:text-underline-color="font-color"/>
    </style:style>
    <style:style style:name="P4" style:family="paragraph" style:parent-style-name="Text_20_body">
      <style:paragraph-properties fo:margin-left="0.995cm" fo:margin-right="0cm" fo:text-align="start" style:justify-single-word="false" fo:text-indent="0cm" style:auto-text-indent="false"/>
    </style:style>
    <style:style style:name="P5" style:family="paragraph" style:parent-style-name="Text_20_body">
      <style:paragraph-properties fo:margin-left="0.995cm" fo:margin-right="0cm" fo:text-align="start" style:justify-single-word="false" fo:text-indent="0cm" style:auto-text-indent="false"/>
      <style:text-properties style:font-name="Arial" style:text-underline-style="none"/>
    </style:style>
    <style:style style:name="P6" style:family="paragraph" style:parent-style-name="Text_20_body">
      <style:paragraph-properties fo:margin-left="0.995cm" fo:margin-right="0cm" fo:text-align="start" style:justify-single-word="false" fo:text-indent="0cm" style:auto-text-indent="false"/>
      <style:text-properties style:font-name="Arial" style:text-underline-style="none" fo:font-weight="bold" style:font-weight-asian="bold" style:font-weight-complex="bold"/>
    </style:style>
    <style:style style:name="P7" style:family="paragraph" style:parent-style-name="Text_20_body">
      <style:paragraph-properties fo:margin-left="0.995cm" fo:margin-right="0cm" fo:text-align="start" style:justify-single-word="false" fo:text-indent="0cm" style:auto-text-indent="false" fo:break-before="page"/>
    </style:style>
    <style:style style:name="P8" style:family="paragraph" style:parent-style-name="Text_20_body">
      <style:paragraph-properties fo:margin-left="0.979cm" fo:margin-right="0cm" fo:text-align="start" style:justify-single-word="false" fo:text-indent="0cm" style:auto-text-indent="false"/>
      <style:text-properties style:font-name="Arial"/>
    </style:style>
    <style:style style:name="P9" style:family="paragraph" style:parent-style-name="Text_20_body">
      <style:paragraph-properties fo:margin-left="0.979cm" fo:margin-right="0cm" fo:text-align="start" style:justify-single-word="false" fo:text-indent="0cm" style:auto-text-indent="false"/>
      <style:text-properties style:font-name="Arial" style:text-underline-style="none"/>
    </style:style>
    <style:style style:name="P10" style:family="paragraph" style:parent-style-name="Text_20_body">
      <style:paragraph-properties fo:margin-left="0.953cm" fo:margin-right="0cm" fo:text-align="start" style:justify-single-word="false" fo:text-indent="0cm" style:auto-text-indent="false"/>
      <style:text-properties style:font-name="Arial" style:text-underline-style="none"/>
    </style:style>
    <style:style style:name="P11" style:family="paragraph" style:parent-style-name="Text_20_body">
      <style:paragraph-properties fo:margin-left="0.974cm" fo:margin-right="0cm" fo:text-align="start" style:justify-single-word="false" fo:text-indent="0cm" style:auto-text-indent="false"/>
      <style:text-properties style:font-name="Arial"/>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Table_20_Contents">
      <style:paragraph-properties fo:text-align="center" style:justify-single-word="false"/>
      <style:text-properties style:font-name="Arial"/>
    </style:style>
    <style:style style:name="P15" style:family="paragraph" style:parent-style-name="Table_20_Contents">
      <style:paragraph-properties fo:text-align="center" style:justify-single-word="false"/>
      <style:text-properties style:font-name="Arial" fo:font-weight="bold" style:font-weight-asian="bold" style:font-weight-complex="bold"/>
    </style:style>
    <style:style style:name="P16" style:family="paragraph" style:parent-style-name="Table_20_Contents">
      <style:paragraph-properties fo:margin-left="0.009cm" fo:margin-right="-0.071cm" fo:text-align="center" style:justify-single-word="false" fo:text-indent="0cm" style:auto-text-indent="false"/>
      <style:text-properties style:font-name="Arial"/>
    </style:style>
    <style:style style:name="P17" style:family="paragraph" style:parent-style-name="Text_20_body" style:list-style-name="L1">
      <style:paragraph-properties fo:text-align="start" style:justify-single-word="false"/>
      <style:text-properties style:font-name="Arial"/>
    </style:style>
    <style:style style:name="P18" style:family="paragraph" style:parent-style-name="Text_20_body" style:list-style-name="L4">
      <style:paragraph-properties fo:text-align="start" style:justify-single-word="false"/>
      <style:text-properties style:font-name="Arial"/>
    </style:style>
    <style:style style:name="P19" style:family="paragraph" style:parent-style-name="Text_20_body" style:list-style-name="L2">
      <style:paragraph-properties fo:text-align="start" style:justify-single-word="false"/>
      <style:text-properties style:font-name="Arial" style:text-underline-style="none"/>
    </style:style>
    <style:style style:name="P20" style:family="paragraph" style:parent-style-name="Text_20_body" style:list-style-name="L6">
      <style:paragraph-properties fo:text-align="start" style:justify-single-word="false"/>
      <style:text-properties style:font-name="Arial" style:text-underline-style="none"/>
    </style:style>
    <style:style style:name="P21" style:family="paragraph" style:parent-style-name="Text_20_body" style:list-style-name="L8">
      <style:paragraph-properties fo:text-align="start" style:justify-single-word="false">
        <style:tab-stops/>
      </style:paragraph-properties>
      <style:text-properties style:font-name="Arial" style:text-underline-style="none"/>
    </style:style>
    <style:style style:name="P22" style:family="paragraph" style:parent-style-name="Text_20_body" style:list-style-name="L3">
      <style:text-properties style:font-name="Arial" style:text-underline-style="none"/>
    </style:style>
    <style:style style:name="P23" style:family="paragraph" style:parent-style-name="Text_20_body" style:list-style-name="L5">
      <style:paragraph-properties fo:text-align="start" style:justify-single-word="false"/>
      <style:text-properties style:font-name="Arial" style:text-underline-style="none" fo:font-weight="bold" style:font-weight-asian="bold" style:font-weight-complex="bold"/>
    </style:style>
    <style:style style:name="P24" style:family="paragraph" style:parent-style-name="Text_20_body" style:list-style-name="L3">
      <style:text-properties style:font-name="Arial"/>
    </style:style>
    <style:style style:name="P25" style:family="paragraph" style:parent-style-name="Text_20_body" style:list-style-name="L4">
      <style:paragraph-properties fo:text-align="start" style:justify-single-word="false"/>
    </style:style>
    <style:style style:name="P26" style:family="paragraph" style:parent-style-name="Text_20_body" style:list-style-name="L7">
      <style:paragraph-properties fo:margin-left="2.249cm" fo:margin-right="0cm" fo:text-align="start" style:justify-single-word="false" fo:text-indent="-0.609cm" style:auto-text-indent="false">
        <style:tab-stops/>
      </style:paragraph-properties>
      <style:text-properties style:font-name="Arial" style:text-underline-style="none" fo:font-weight="bold" style:font-weight-asian="bold" style:font-weight-complex="bold"/>
    </style:style>
    <style:style style:name="P27" style:family="paragraph" style:parent-style-name="Text_20_body" style:list-style-name="L8">
      <style:paragraph-properties fo:text-align="start" style:justify-single-word="false" fo:background-color="transparent">
        <style:tab-stops/>
        <style:background-image/>
      </style:paragraph-properties>
      <style:text-properties style:font-name="Arial" style:text-underline-style="none" fo:background-color="#0000ff"/>
    </style:style>
    <style:style style:name="P28" style:family="paragraph" style:parent-style-name="Text_20_body" style:list-style-name="L9">
      <style:paragraph-properties fo:text-align="start" style:justify-single-word="false" fo:background-color="transparent">
        <style:tab-stops/>
        <style:background-image/>
      </style:paragraph-properties>
      <style:text-properties style:font-name="Arial" style:text-underline-style="none" fo:background-color="#0000ff"/>
    </style:style>
    <style:style style:name="P29" style:family="paragraph" style:parent-style-name="Heading_20_1">
      <style:paragraph-properties fo:text-align="center" style:justify-single-word="false"/>
    </style:style>
    <style:style style:name="P30" style:family="paragraph" style:parent-style-name="Heading_20_1">
      <style:paragraph-properties fo:text-align="center" style:justify-single-word="false"/>
      <style:text-properties style:text-underline-style="solid" style:text-underline-width="auto" style:text-underline-color="font-color"/>
    </style:style>
    <style:style style:name="P31" style:family="paragraph" style:parent-style-name="Heading_20_1">
      <style:paragraph-properties fo:text-align="center" style:justify-single-word="false" fo:break-before="page"/>
      <style:text-properties style:font-name="Arial" style:text-underline-style="solid" style:text-underline-width="auto" style:text-underline-color="font-color"/>
    </style:style>
    <style:style style:name="P32" style:family="paragraph" style:parent-style-name="Heading_20_1">
      <style:paragraph-properties fo:text-align="center" style:justify-single-word="false" fo:break-before="page"/>
      <style:text-properties style:text-underline-style="solid" style:text-underline-width="auto" style:text-underline-color="font-color"/>
    </style:style>
    <style:style style:name="P33" style:family="paragraph" style:parent-style-name="Heading_20_2">
      <style:paragraph-properties fo:margin-left="1.016cm" fo:margin-right="0cm" fo:text-indent="0cm" style:auto-text-indent="false"/>
      <style:text-properties style:font-name="Arial" style:text-underline-style="solid" style:text-underline-width="auto" style:text-underline-color="font-color"/>
    </style:style>
    <style:style style:name="T1" style:family="text">
      <style:text-properties style:text-underline-style="solid" style:text-underline-width="auto" style:text-underline-color="font-color"/>
    </style:style>
    <style:style style:name="T2" style:family="text">
      <style:text-properties style:font-name="Arial"/>
    </style:style>
    <style:style style:name="T3" style:family="text">
      <style:text-properties fo:background-color="#0000ff"/>
    </style:style>
    <style:style style:name="T4" style:family="text">
      <style:text-properties fo:background-color="#ff0000"/>
    </style:style>
    <style:style style:name="T5" style:family="text">
      <style:text-properties fo:background-color="transparent"/>
    </style:style>
    <style:style style:name="T6"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65cm" fo:text-indent="-0.635cm" fo:margin-left="2.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cm" fo:text-indent="-0.635cm" fo:margin-left="2.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35cm" fo:text-indent="-0.635cm" fo:margin-left="3.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cm" fo:text-indent="-0.635cm" fo:margin-left="4.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05cm" fo:text-indent="-0.635cm" fo:margin-left="4.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cm" fo:text-indent="-0.635cm" fo:margin-left="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75cm" fo:text-indent="-0.635cm" fo:margin-left="6.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cm" fo:text-indent="-0.635cm" fo:margin-left="6.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45cm" fo:text-indent="-0.635cm" fo:margin-left="7.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cm" fo:text-indent="-0.635cm" fo:margin-left="7.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38cm" fo:text-indent="-0.635cm" fo:margin-left="7.938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286cm" fo:text-indent="-0.635cm" fo:margin-left="2.2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265cm" fo:text-indent="-0.635cm" fo:margin-left="2.26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cm" fo:text-indent="-0.635cm" fo:margin-left="2.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35cm" fo:text-indent="-0.635cm" fo:margin-left="3.5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7cm" fo:text-indent="-0.635cm" fo:margin-left="4.1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05cm" fo:text-indent="-0.635cm" fo:margin-left="4.8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4cm" fo:text-indent="-0.635cm" fo:margin-left="5.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75cm" fo:text-indent="-0.635cm" fo:margin-left="6.0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1cm" fo:text-indent="-0.635cm" fo:margin-left="6.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45cm" fo:text-indent="-0.635cm" fo:margin-left="7.3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8cm" fo:text-indent="-0.635cm" fo:margin-left="7.98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29cm" fo:text-indent="-0.635cm" fo:margin-left="7.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64cm" fo:text-indent="-0.635cm" fo:margin-left="7.964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884cm" fo:text-indent="-0.635cm" fo:margin-left="2.88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19cm" fo:text-indent="-0.635cm" fo:margin-left="3.51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54cm" fo:text-indent="-0.635cm" fo:margin-left="4.1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789cm" fo:text-indent="-0.635cm" fo:margin-left="4.78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24cm" fo:text-indent="-0.635cm" fo:margin-left="5.42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59cm" fo:text-indent="-0.635cm" fo:margin-left="6.059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694cm" fo:text-indent="-0.635cm" fo:margin-left="6.694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29cm" fo:text-indent="-0.635cm" fo:margin-left="7.329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64cm" fo:text-indent="-0.635cm" fo:margin-left="7.964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599cm" fo:text-indent="-0.635cm" fo:margin-left="8.599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2.249cm" fo:text-indent="-0.635cm" fo:margin-left="2.2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84cm" fo:text-indent="-0.635cm" fo:margin-left="2.8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19cm" fo:text-indent="-0.635cm" fo:margin-left="3.5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54cm" fo:text-indent="-0.635cm" fo:margin-left="4.1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89cm" fo:text-indent="-0.635cm" fo:margin-left="4.7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24cm" fo:text-indent="-0.635cm" fo:margin-left="5.4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59cm" fo:text-indent="-0.635cm" fo:margin-left="6.0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94cm" fo:text-indent="-0.635cm" fo:margin-left="6.6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29cm" fo:text-indent="-0.635cm" fo:margin-left="7.3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64cm" fo:text-indent="-0.635cm" fo:margin-left="7.964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625cm" fo:text-indent="-0.635cm" fo:margin-left="8.62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2.275cm" fo:text-indent="-0.635cm" fo:margin-left="2.2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1cm" fo:text-indent="-0.635cm" fo:margin-left="2.9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5cm" fo:text-indent="-0.635cm" fo:margin-left="3.5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8cm" fo:text-indent="-0.635cm" fo:margin-left="4.1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5cm" fo:text-indent="-0.635cm" fo:margin-left="4.8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5cm" fo:text-indent="-0.635cm" fo:margin-left="5.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5cm" fo:text-indent="-0.635cm" fo:margin-left="6.0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2cm" fo:text-indent="-0.635cm" fo:margin-left="6.7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5cm" fo:text-indent="-0.635cm" fo:margin-left="7.3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9cm" fo:text-indent="-0.635cm" fo:margin-left="7.99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span text:style-name="T1">Projekt: „Create a Chat“</text:span> </text:h>
      <text:p text:style-name="P1"/>
      <text:p text:style-name="P4"/>
      <text:p text:style-name="P7"/>
      <text:h text:style-name="P30" text:outline-level="1">Inhaltsverzeichnis</text:h>
      <text:p text:style-name="P2"/>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2">Projekt: „Create a Chat“ <text:tab/>1</text:p>
          <text:p text:style-name="P12">Inhaltsverzeichnis<text:tab/>2</text:p>
          <text:p text:style-name="P12">Ziel<text:tab/>3</text:p>
          <text:p text:style-name="P12">Liste der Möglichkeiten<text:tab/>4</text:p>
          <text:p text:style-name="P12">Client-Server-Struktur<text:tab/>5</text:p>
          <text:p text:style-name="P13">Vorteile:<text:tab/>5</text:p>
          <text:p text:style-name="P13">Nachteile:<text:tab/>5</text:p>
          <text:p text:style-name="P12">Serveranbindung mit MySQL<text:tab/>6</text:p>
          <text:p text:style-name="P12">Private Chats<text:tab/>7</text:p>
          <text:p text:style-name="P12">Öffentliche Chats<text:tab/>8</text:p>
          <text:p text:style-name="P12">Chatrooms<text:tab/>9</text:p>
          <text:p text:style-name="P12">Dateiübertragung<text:tab/>10</text:p>
          <text:p text:style-name="P12">Netzwerkprotokoll<text:tab/>11</text:p>
        </text:index-body>
      </text:table-of-content>
      <text:p text:style-name="P2"/>
      <text:h text:style-name="P31" text:outline-level="1">Ziel</text:h>
      <text:p text:style-name="P3"/>
      <text:p text:style-name="P5">Da das Interesse im programmieren nie abwich, habe ich mich entschlossen ein Chatprogramm zu programmieren. Auch überhaupt etwas zu programmieren was mehrere Benutzer in einen Netzwerk verwenden können, motiviert mich zusätzlich. Ja nun, was soll dieses Programm am Ende alles können...</text:p>
      <text:list xml:id="list8317572853118918963" text:style-name="L1">
        <text:list-item>
          <text:p text:style-name="P17">Liste der Möglichkeiten </text:p>
        </text:list-item>
        <text:list-item>
          <text:p text:style-name="P17">Client-Server-Struktur</text:p>
        </text:list-item>
        <text:list-item>
          <text:p text:style-name="P17">Serveranbindung an MySQL</text:p>
        </text:list-item>
        <text:list-item>
          <text:p text:style-name="P17">Private Chats</text:p>
        </text:list-item>
        <text:list-item>
          <text:p text:style-name="P17">Öffentliche Chats</text:p>
        </text:list-item>
        <text:list-item>
          <text:p text:style-name="P17">Chatrooms</text:p>
        </text:list-item>
        <text:list-item>
          <text:p text:style-name="P17">Dateiübertragung</text:p>
        </text:list-item>
        <text:list-item>
          <text:p text:style-name="P17">Eigenes Netzwerkprotokoll</text:p>
        </text:list-item>
        <text:list-item>
          <text:p text:style-name="P17">Spezielle Vorgänge <text:line-break/></text:p>
        </text:list-item>
      </text:list>
      <text:p text:style-name="P11">Als grafische Oberfläche verwende ich die plattformübergreifende von QT. </text:p>
      <text:p text:style-name="P11"/>
      <text:h text:style-name="P31" text:outline-level="1">Liste der Möglichkeiten</text:h>
      <text:list xml:id="list7301036288253661074" text:style-name="L2">
        <text:list-item>
          <text:p text:style-name="P19">Registrierung</text:p>
          <text:list>
            <text:list-item>
              <text:p text:style-name="P19">Nachricht bei Erfolg</text:p>
            </text:list-item>
            <text:list-item>
              <text:p text:style-name="P19">Nachricht bei Fehler</text:p>
              <text:list>
                <text:list-item>
                  <text:p text:style-name="P19">Username existiert schon</text:p>
                </text:list-item>
              </text:list>
            </text:list-item>
          </text:list>
        </text:list-item>
        <text:list-item>
          <text:p text:style-name="P19">Login</text:p>
          <text:list>
            <text:list-item>
              <text:p text:style-name="P19">Nachricht bei Erfolg</text:p>
            </text:list-item>
            <text:list-item>
              <text:p text:style-name="P19">Nachricht bei Fehler</text:p>
              <text:list>
                <text:list-item>
                  <text:p text:style-name="P19">Username und/oder Passwort falsch</text:p>
                </text:list-item>
              </text:list>
            </text:list-item>
          </text:list>
        </text:list-item>
        <text:list-item>
          <text:p text:style-name="P19">Logout</text:p>
        </text:list-item>
        <text:list-item>
          <text:p text:style-name="P19">Benutzerliste beziehen</text:p>
        </text:list-item>
        <text:list-item>
          <text:p text:style-name="P19">Status versenden</text:p>
          <text:list>
            <text:list-item>
              <text:p text:style-name="P19">Online,Offline,...</text:p>
            </text:list-item>
          </text:list>
        </text:list-item>
        <text:list-item>
          <text:p text:style-name="P19">User in Benutzerliste einladen</text:p>
          <text:list>
            <text:list-item>
              <text:p text:style-name="P19">Nachricht bei Erfolg</text:p>
              <text:list>
                <text:list-item>
                  <text:p text:style-name="P19">Eintragen in DB</text:p>
                </text:list-item>
                <text:list-item>
                  <text:p text:style-name="P19">Liste aktualisieren beim User</text:p>
                </text:list-item>
              </text:list>
            </text:list-item>
            <text:list-item>
              <text:p text:style-name="P19">Nachricht bei Fehler</text:p>
              <text:list>
                <text:list-item>
                  <text:p text:style-name="P19">User existiert nicht</text:p>
                </text:list-item>
                <text:list-item>
                  <text:p text:style-name="P19">User verweigert Einladung</text:p>
                </text:list-item>
              </text:list>
            </text:list-item>
          </text:list>
        </text:list-item>
        <text:list-item>
          <text:p text:style-name="P19">User von Benutzerliste löschen</text:p>
          <text:list>
            <text:list-item>
              <text:p text:style-name="P19">Nachricht bei Erfolg</text:p>
              <text:list>
                <text:list-item>
                  <text:p text:style-name="P19">Löschen aus Benutzerliste des Users</text:p>
                </text:list-item>
              </text:list>
            </text:list-item>
          </text:list>
        </text:list-item>
        <text:list-item>
          <text:p text:style-name="P19">User einladen in Gruppenchat</text:p>
          <text:list>
            <text:list-item>
              <text:p text:style-name="P19">Nachricht bei Erfolg</text:p>
            </text:list-item>
            <text:list-item>
              <text:p text:style-name="P19">Nachricht bei Fehler</text:p>
              <text:list>
                <text:list-item>
                  <text:p text:style-name="P19">User existiert nicht</text:p>
                </text:list-item>
                <text:list-item>
                  <text:p text:style-name="P19">User verweigert eintritt</text:p>
                </text:list-item>
                <text:list-item>
                  <text:p text:style-name="P19">User ist offline</text:p>
                </text:list-item>
              </text:list>
            </text:list-item>
          </text:list>
        </text:list-item>
        <text:list-item>
          <text:p text:style-name="P19">User in privatem Chat einladen (Nur Online [vorerst])</text:p>
        </text:list-item>
      </text:list>
      <text:h text:style-name="P31" text:outline-level="1">Client-Server-Struktur</text:h>
      <text:h text:style-name="P33" text:outline-level="2">Vorteile:</text:h>
      <text:list xml:id="list1957638186129037683" text:style-name="L3">
        <text:list-item>
          <text:p text:style-name="P22">Zentrale Verwaltung der Daten und Zugriffsrechte</text:p>
        </text:list-item>
        <text:list-item>
          <text:p text:style-name="P24"><text:span text:style-name="T6">Dienste / Ressourcen zentral administrierbar</text:span><text:span text:style-name="T1"> </text:span></text:p>
        </text:list-item>
        <text:list-item>
          <text:p text:style-name="P24">weniger Datenverkehr </text:p>
        </text:list-item>
        <text:list-item>
          <text:p text:style-name="P24">Lastenverteilung </text:p>
        </text:list-item>
      </text:list>
      <text:h text:style-name="P33" text:outline-level="2">Nachteile:</text:h>
      <text:h text:style-name="P31" text:outline-level="1">Serveranbindung mit MySQL</text:h>
      <text:p text:style-name="P3"/>
      <text:p text:style-name="P5">MySQL scheint mir eigentlich am sinnvollsten, da es erstmal kostenfrei ist und auch qualitativ sehr gut ist. SQLite wäre auch nicht soo schlecht, doch der Funktionsumfang kommt bei weitem nicht an MySQL oder MariaDB.</text:p>
      <text:p text:style-name="P5"/>
      <text:p text:style-name="P5">Um MySQL in QT verwenden zu können, müssen erst mal die Treiber compiliert werden.</text:p>
      <text:p text:style-name="P6">Vorgang:</text:p>
      <text:list xml:id="list5447209761194489832" text:style-name="L4">
        <text:list-item>
          <text:p text:style-name="P18">MySQL downloaden und installieren</text:p>
        </text:list-item>
        <text:list-item>
          <text:p text:style-name="P18">QT Sourcecode downloaden</text:p>
        </text:list-item>
        <text:list-item>
          <text:p text:style-name="P18">QT Bibliotheken downloaden und installieren</text:p>
        </text:list-item>
        <text:list-item>
          <text:p text:style-name="P18">MinGW Console starten</text:p>
          <text:list>
            <text:list-item>
              <text:p text:style-name="P25"><text:a xlink:type="simple" xlink:href="http://www.ss64.com/nt/set.html"><text:span text:style-name="T2">set</text:span></text:a><text:span text:style-name="T2"> mysql=C:\\PROGRA~2\\MySQL\\MYSQLS~1.5</text:span></text:p>
            </text:list-item>
            <text:list-item>
              <text:p text:style-name="P25"><text:a xlink:type="simple" xlink:href="http://www.ss64.com/nt/cd.html"><text:span text:style-name="T2">cd</text:span></text:a><text:span text:style-name="T2"> C:\Qt\Qt5.0.1\Sources\qtbase\src\plugins\sqldrivers\mysql\</text:span></text:p>
            </text:list-item>
            <text:list-item>
              <text:p text:style-name="P18">qmake "INCLUDEPATH+=%mysql%\\include" "LIBS+=%mysql%\\lib\\libmysql.lib" -o Makefile mysql.pro</text:p>
            </text:list-item>
            <text:list-item>
              <text:p text:style-name="P18">mingw32-make</text:p>
            </text:list-item>
          </text:list>
        </text:list-item>
        <text:list-item>
          <text:p text:style-name="P25"><text:span text:style-name="T2">Copy </text:span><text:span text:style-name="Source_20_Text"><text:span text:style-name="T2">qsqlmysql.dll</text:span></text:span><text:span text:style-name="T2"> and </text:span><text:span text:style-name="Source_20_Text"><text:span text:style-name="T2">qsqlmysqld.dll</text:span></text:span><text:span text:style-name="T2"> from </text:span><text:span text:style-name="Source_20_Text"><text:span text:style-name="T2">C:\Qt\Qt5.0.1\Sources\qtbase\plugins\sqldrivers</text:span></text:span><text:span text:style-name="T2"> to </text:span><text:span text:style-name="Source_20_Text"><text:span text:style-name="T2">C:\Qt\Qt5.0.1\5.0.1\mingw47_32\plugins\sqldrivers</text:span></text:span><text:span text:style-name="T2">. </text:span></text:p>
        </text:list-item>
        <text:list-item>
          <text:p text:style-name="P25"><text:span text:style-name="T2">Copy </text:span><text:span text:style-name="Source_20_Text"><text:span text:style-name="T2">libmysql.dll</text:span></text:span><text:span text:style-name="T2"> from </text:span><text:span text:style-name="Source_20_Text"><text:span text:style-name="T2">%mysql%\lib</text:span></text:span><text:span text:style-name="T2"> to </text:span><text:span text:style-name="Source_20_Text"><text:span text:style-name="T2">C:\Windows</text:span></text:span><text:span text:style-name="T2"> </text:span></text:p>
        </text:list-item>
        <text:list-item>
          <text:p text:style-name="P25"><text:span text:style-name="T2">That's all, but don't forget to add </text:span><text:span text:style-name="Source_20_Text"><text:span text:style-name="T2">QT += sql</text:span></text:span><text:span text:style-name="T2"> to your project file </text:span></text:p>
        </text:list-item>
      </text:list>
      <text:p text:style-name="P5"><text:s/></text:p>
      <text:h text:style-name="P31" text:outline-level="1">Private Chats</text:h>
      <text:p text:style-name="P9">Beschreibung zu dem Aufbau und der Entwicklung der privaten Chats.</text:p>
      <text:p text:style-name="P9"/>
      <text:h text:style-name="P31" text:outline-level="1">Öffentliche Chats</text:h>
      <text:p text:style-name="P10">Blablabla</text:p>
      <text:p text:style-name="P10"/>
      <text:h text:style-name="P31" text:outline-level="1">Chatrooms</text:h>
      <text:p text:style-name="P9">Beschreibung etc...</text:p>
      <text:p text:style-name="P9"/>
      <text:h text:style-name="P31" text:outline-level="1">Dateiübertragung</text:h>
      <text:p text:style-name="P9">Erklärung und Beschreibung</text:p>
      <text:p text:style-name="P9"/>
      <text:h text:style-name="P31" text:outline-level="1">Netzwerkprotokoll</text:h>
      <text:p text:style-name="P9">Soo, nun kommen wir zum wichtigen Teil meines Projektes. Das eigen erstellte Netzwerkprotokoll. </text:p>
      <text:p text:style-name="P9">Nach langen tüfteln in QT mit den einzelnen Socketfunktionen, entschied ich mich die Funktion „canReadLine()“ zu verwenden, um um immer zeilenweise die einzelnen Messages zu lesen. Natürlich gibt es bessere Methoden, doch schien mir diese als erst mal einfachste von allen.</text:p>
      <text:p text:style-name="P9">Die Übertragung selbst wird mit der Klasse „QDatastream“ verwaltet.</text:p>
      <text:p text:style-name="P9">Ein Beispiel:</text:p>
      <text:p text:style-name="P9"><text:tab/>QDatastream stream(socket);</text:p>
      <text:p text:style-name="P9"><text:tab/>stream &lt;&lt; (int) ID;</text:p>
      <text:p text:style-name="P9"><text:tab/>stream &lt;&lt; (QString) Username;</text:p>
      <text:p text:style-name="P9"><text:tab/>stream &lt;&lt; (QString) Password;</text:p>
      <text:p text:style-name="P9"><text:tab/>stream &lt;&lt; „\n“;</text:p>
      <text:p text:style-name="P9"/>
      <text:p text:style-name="P9">Hier wird die ID, Username und das Passwort übertragen. Wichtig ist das am Ende immer ein „Zeilenende“ mitgeschickt wird für die „canReadLine()“ Methode;</text:p>
      <text:p text:style-name="P9"/>
      <text:p text:style-name="P9">Nun die Tabellen für die jeweiligen Protokollmessages:</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office:value-type="string">
            <text:p text:style-name="P15">Registrierung</text:p>
          </table:table-cell>
          <table:table-cell table:style-name="Tabelle1.B1" office:value-type="string">
            <text:p text:style-name="P16"/>
          </table:table-cell>
          <table:table-cell table:style-name="Tabelle1.A1" office:value-type="string">
            <text:p text:style-name="P15">Fehlermeldung</text:p>
          </table:table-cell>
          <table:table-cell table:style-name="Tabelle1.B1" office:value-type="string">
            <text:p text:style-name="P15"/>
          </table:table-cell>
          <table:table-cell table:style-name="Tabelle1.E1" office:value-type="string">
            <text:p text:style-name="P15">Statusmeldung</text:p>
          </table:table-cell>
        </table:table-row>
        <table:table-row>
          <table:table-cell table:style-name="Tabelle1.A2" office:value-type="string">
            <text:p text:style-name="P14">MessageID (1)</text:p>
          </table:table-cell>
          <table:table-cell table:style-name="Tabelle1.B1" office:value-type="string">
            <text:p text:style-name="P14"/>
          </table:table-cell>
          <table:table-cell table:style-name="Tabelle1.A2" office:value-type="string">
            <text:p text:style-name="P14">MessageID (0)</text:p>
          </table:table-cell>
          <table:table-cell table:style-name="Tabelle1.B1" office:value-type="string">
            <text:p text:style-name="P14"/>
          </table:table-cell>
          <table:table-cell table:style-name="Tabelle1.E2" office:value-type="string">
            <text:p text:style-name="P14">MessageID (2)</text:p>
          </table:table-cell>
        </table:table-row>
        <table:table-row>
          <table:table-cell table:style-name="Tabelle1.A2" office:value-type="string">
            <text:p text:style-name="P14">Username</text:p>
          </table:table-cell>
          <table:table-cell table:style-name="Tabelle1.B1" office:value-type="string">
            <text:p text:style-name="P14"/>
          </table:table-cell>
          <table:table-cell table:style-name="Tabelle1.A2" office:value-type="string">
            <text:p text:style-name="P14">ErrorID (#)</text:p>
          </table:table-cell>
          <table:table-cell table:style-name="Tabelle1.B1" office:value-type="string">
            <text:p text:style-name="P14"/>
          </table:table-cell>
          <table:table-cell table:style-name="Tabelle1.E2" office:value-type="string">
            <text:p text:style-name="P14">StatusID (#)</text:p>
          </table:table-cell>
        </table:table-row>
        <table:table-row>
          <table:table-cell table:style-name="Tabelle1.A2" office:value-type="string">
            <text:p text:style-name="P14">Passwort</text:p>
          </table:table-cell>
          <table:table-cell table:style-name="Tabelle1.B1" office:value-type="string">
            <text:p text:style-name="P14"/>
          </table:table-cell>
          <table:table-cell table:style-name="Tabelle1.C4" office:value-type="string">
            <text:p text:style-name="P14"/>
          </table:table-cell>
          <table:table-cell table:style-name="Tabelle1.C4" office:value-type="string">
            <text:p text:style-name="P14"/>
          </table:table-cell>
          <table:table-cell table:style-name="Tabelle1.C4" office:value-type="string">
            <text:p text:style-name="P14"/>
          </table:table-cell>
        </table:table-row>
        <table:table-row>
          <table:table-cell table:style-name="Tabelle1.C4" office:value-type="string">
            <text:p text:style-name="P14"/>
          </table:table-cell>
          <table:table-cell table:style-name="Tabelle1.C4" office:value-type="string">
            <text:p text:style-name="P14"/>
          </table:table-cell>
          <table:table-cell table:style-name="Tabelle1.C4" office:value-type="string">
            <text:p text:style-name="P14"/>
          </table:table-cell>
          <table:table-cell table:style-name="Tabelle1.C4" office:value-type="string">
            <text:p text:style-name="P14"/>
          </table:table-cell>
          <table:table-cell table:style-name="Tabelle1.C4" office:value-type="string">
            <text:p text:style-name="P14"/>
          </table:table-cell>
        </table:table-row>
        <table:table-row>
          <table:table-cell table:style-name="Tabelle1.A6" office:value-type="string">
            <text:p text:style-name="P14"/>
          </table:table-cell>
          <table:table-cell table:style-name="Tabelle1.C4" office:value-type="string">
            <text:p text:style-name="P14"/>
          </table:table-cell>
          <table:table-cell table:style-name="Tabelle1.A6" office:value-type="string">
            <text:p text:style-name="P14"/>
          </table:table-cell>
          <table:table-cell table:style-name="Tabelle1.C4" office:value-type="string">
            <text:p text:style-name="P14"/>
          </table:table-cell>
          <table:table-cell table:style-name="Tabelle1.A6" office:value-type="string">
            <text:p text:style-name="P14"/>
          </table:table-cell>
        </table:table-row>
        <table:table-row>
          <table:table-cell table:style-name="Tabelle1.A2" office:value-type="string">
            <text:p text:style-name="P15">Textnachricht</text:p>
          </table:table-cell>
          <table:table-cell table:style-name="Tabelle1.B1" office:value-type="string">
            <text:p text:style-name="P15"/>
          </table:table-cell>
          <table:table-cell table:style-name="Tabelle1.A2" office:value-type="string">
            <text:p text:style-name="P15">Login</text:p>
          </table:table-cell>
          <table:table-cell table:style-name="Tabelle1.B1" office:value-type="string">
            <text:p text:style-name="P15"/>
          </table:table-cell>
          <table:table-cell table:style-name="Tabelle1.E2" office:value-type="string">
            <text:p text:style-name="P15">Anfrage</text:p>
          </table:table-cell>
        </table:table-row>
        <table:table-row>
          <table:table-cell table:style-name="Tabelle1.A2" office:value-type="string">
            <text:p text:style-name="P14">MessageID (3)</text:p>
          </table:table-cell>
          <table:table-cell table:style-name="Tabelle1.B1" office:value-type="string">
            <text:p text:style-name="P14"/>
          </table:table-cell>
          <table:table-cell table:style-name="Tabelle1.A2" office:value-type="string">
            <text:p text:style-name="P14">MessageID (4)</text:p>
          </table:table-cell>
          <table:table-cell table:style-name="Tabelle1.B1" office:value-type="string">
            <text:p text:style-name="P14"/>
          </table:table-cell>
          <table:table-cell table:style-name="Tabelle1.E2" office:value-type="string">
            <text:p text:style-name="P14">MessageID (5)</text:p>
          </table:table-cell>
        </table:table-row>
        <table:table-row>
          <table:table-cell table:style-name="Tabelle1.A2" office:value-type="string">
            <text:p text:style-name="P14">FromIP</text:p>
          </table:table-cell>
          <table:table-cell table:style-name="Tabelle1.B1" office:value-type="string">
            <text:p text:style-name="P14"/>
          </table:table-cell>
          <table:table-cell table:style-name="Tabelle1.A2" office:value-type="string">
            <text:p text:style-name="P14">Username</text:p>
          </table:table-cell>
          <table:table-cell table:style-name="Tabelle1.B1" office:value-type="string">
            <text:p text:style-name="P14"/>
          </table:table-cell>
          <table:table-cell table:style-name="Tabelle1.E2" office:value-type="string">
            <text:p text:style-name="P14">QuestID (#)</text:p>
          </table:table-cell>
        </table:table-row>
        <table:table-row>
          <table:table-cell table:style-name="Tabelle1.A2" office:value-type="string">
            <text:p text:style-name="P14">ToIP</text:p>
          </table:table-cell>
          <table:table-cell table:style-name="Tabelle1.B1" office:value-type="string">
            <text:p text:style-name="P14"/>
          </table:table-cell>
          <table:table-cell table:style-name="Tabelle1.A2" office:value-type="string">
            <text:p text:style-name="P14">Passwort</text:p>
          </table:table-cell>
          <table:table-cell table:style-name="Tabelle1.B1" office:value-type="string">
            <text:p text:style-name="P14"/>
          </table:table-cell>
          <table:table-cell table:style-name="Tabelle1.C4" office:value-type="string">
            <text:p text:style-name="P14"/>
          </table:table-cell>
        </table:table-row>
        <table:table-row>
          <table:table-cell table:style-name="Tabelle1.A2" office:value-type="string">
            <text:p text:style-name="P14">Room</text:p>
          </table:table-cell>
          <table:table-cell table:style-name="Tabelle1.B1" office:value-type="string">
            <text:p text:style-name="P14"/>
          </table:table-cell>
          <table:table-cell table:style-name="Tabelle1.C4" office:value-type="string">
            <text:p text:style-name="P14"/>
          </table:table-cell>
          <table:table-cell table:style-name="Tabelle1.C4" office:value-type="string">
            <text:p text:style-name="P14"/>
          </table:table-cell>
          <table:table-cell table:style-name="Tabelle1.C4" office:value-type="string">
            <text:p text:style-name="P14"/>
          </table:table-cell>
        </table:table-row>
        <table:table-row>
          <table:table-cell table:style-name="Tabelle1.A2" office:value-type="string">
            <text:p text:style-name="P14">Text</text:p>
          </table:table-cell>
          <table:table-cell table:style-name="Tabelle1.B1" office:value-type="string">
            <text:p text:style-name="P14"/>
          </table:table-cell>
          <table:table-cell table:style-name="Tabelle1.C4" office:value-type="string">
            <text:p text:style-name="P14"/>
          </table:table-cell>
          <table:table-cell table:style-name="Tabelle1.C4" office:value-type="string">
            <text:p text:style-name="P14"/>
          </table:table-cell>
          <table:table-cell table:style-name="Tabelle1.C4" office:value-type="string">
            <text:p text:style-name="P14"/>
          </table:table-cell>
        </table:table-row>
      </table:table>
      <text:p text:style-name="P8"/>
      <text:p text:style-name="P8"/>
      <text:h text:style-name="P32" text:outline-level="1">Spezielle Vorgänge</text:h>
      <text:p text:style-name="P9">Genaue Beschreibung einzelner Vorgänge des Clienten.</text:p>
      <text:p text:style-name="P9"/>
      <text:list xml:id="list4167944662966416496" text:style-name="L5">
        <text:list-item>
          <text:p text:style-name="P23">Registrierung</text:p>
        </text:list-item>
      </text:list>
      <text:list xml:id="list2596530372470497113" text:style-name="L6">
        <text:list-item>
          <text:list>
            <text:list-item>
              <text:p text:style-name="P20"><text:span text:style-name="T3">(Client)</text:span> Klick auf Reiter „Programm/Registrieren“</text:p>
            </text:list-item>
            <text:list-item>
              <text:p text:style-name="P20"><text:span text:style-name="T3">(Client)</text:span> Eingabe Daten (Username, Passwort)</text:p>
            </text:list-item>
            <text:list-item>
              <text:p text:style-name="P20"><text:span text:style-name="T3">(Client)</text:span> Klick auf Button (Registrieren)</text:p>
            </text:list-item>
            <text:list-item>
              <text:p text:style-name="P20"><text:span text:style-name="T3">(Client)</text:span> Senden der Message (1) zum Server</text:p>
            </text:list-item>
            <text:list-item>
              <text:p text:style-name="P20"><text:span text:style-name="T4">(Server)</text:span> Einlesen der Message</text:p>
            </text:list-item>
            <text:list-item>
              <text:p text:style-name="P20"><text:span text:style-name="T4">(Server)</text:span> Vergleichen des Benutzernamens (nicht mehr nötig)</text:p>
            </text:list-item>
            <text:list-item>
              <text:p text:style-name="P20"><text:span text:style-name="T4">(Server)</text:span> Erstellen einer eindeutigen ID (z.B. AA23E8)</text:p>
            </text:list-item>
            <text:list-item>
              <text:p text:style-name="P20"><text:span text:style-name="T4">(Server)</text:span> Eintragung in die Datenbank</text:p>
            </text:list-item>
            <text:list-item>
              <text:p text:style-name="P20"><text:span text:style-name="T4">(Server)</text:span> Senden der ID und einer OK-Message zum Client</text:p>
            </text:list-item>
            <text:list-item>
              <text:p text:style-name="P20"><text:span text:style-name="T3">(Client)</text:span> Statusfenster erfolgter Registrierung mit ID</text:p>
              <text:list>
                <text:list-item>
                  <text:p text:style-name="P20">Möglichkeit diese ID zu privater Mailadresse zu senden</text:p>
                </text:list-item>
              </text:list>
            </text:list-item>
          </text:list>
        </text:list-item>
      </text:list>
      <text:list xml:id="list5945980322257587076" text:style-name="L7">
        <text:list-item>
          <text:p text:style-name="P26">Login</text:p>
        </text:list-item>
      </text:list>
      <text:list xml:id="list317886216507924381" text:style-name="L8">
        <text:list-item>
          <text:list>
            <text:list-item>
              <text:p text:style-name="P21"><text:span text:style-name="T3">(Client)</text:span> Eingabe Daten (ID, Passwort)</text:p>
            </text:list-item>
            <text:list-item>
              <text:p text:style-name="P21"><text:span text:style-name="T3">(Client)</text:span> Klick auf „Login“</text:p>
            </text:list-item>
            <text:list-item>
              <text:p text:style-name="P21"><text:span text:style-name="T3">(Client)</text:span> Senden der Message (4) zum Server</text:p>
            </text:list-item>
            <text:list-item>
              <text:p text:style-name="P21"><text:span text:style-name="T4">(Server)</text:span> Einlesen der Message</text:p>
            </text:list-item>
            <text:list-item>
              <text:p text:style-name="P21"><text:span text:style-name="T4">(Server)</text:span> Suche nach ID in der Datenbank</text:p>
              <text:list>
                <text:list-item>
                  <text:p text:style-name="P21">Bei Fehler → ErrorMessage an Client senden</text:p>
                </text:list-item>
                <text:list-item>
                  <text:p text:style-name="P21">Bei Erfolg → nächsten Schritt</text:p>
                </text:list-item>
              </text:list>
            </text:list-item>
            <text:list-item>
              <text:p text:style-name="P21"><text:span text:style-name="T4">(Server)</text:span> Vergleich des MD5-Hash vom gesendeten PW und dem in der Datenbank</text:p>
              <text:list>
                <text:list-item>
                  <text:p text:style-name="P21">Bei Fehler → ErrorMessage an Client senden</text:p>
                </text:list-item>
                <text:list-item>
                  <text:p text:style-name="P21">Bei Erfolg → nächsten Schritt </text:p>
                </text:list-item>
              </text:list>
            </text:list-item>
            <text:list-item>
              <text:p text:style-name="P21"><text:span text:style-name="T4">(Server)</text:span> Benutzer auf „Online“ setzen</text:p>
            </text:list-item>
            <text:list-item>
              <text:p text:style-name="P21"><text:span text:style-name="T4">(Server)</text:span> Senden der Login-OK-Message zum Client</text:p>
            </text:list-item>
            <text:list-item>
              <text:p text:style-name="P21"><text:span text:style-name="T3">(Client)</text:span> Einlesen der Login-OK-Message</text:p>
            </text:list-item>
            <text:list-item>
              <text:p text:style-name="P27">(Client)<text:span text:style-name="T5"> Senden der Message (5) zum Server</text:span></text:p>
            </text:list-item>
          </text:list>
        </text:list-item>
      </text:list>
      <text:list xml:id="list9110005942305930103" text:style-name="L9">
        <text:list-item>
          <text:p text:style-name="P28"><text:span text:style-name="T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4T20:46:56.50</meta:creation-date>
    <meta:generator>LibreOffice/4.0.3.3$Linux_x86 LibreOffice_project/400m0$Build-3</meta:generator>
    <dc:date>2013-05-18T23:03:04</dc:date>
    <meta:editing-duration>PT4H51M23S</meta:editing-duration>
    <meta:editing-cycles>32</meta:editing-cycles>
    <meta:document-statistic meta:table-count="1" meta:image-count="0" meta:object-count="0" meta:page-count="12" meta:paragraph-count="154" meta:word-count="735" meta:character-count="5059" meta:non-whitespace-character-count="4537"/>
  </office:meta>
</office:document-meta>
</file>